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elfBilledCreditNote-2.1" table:style-name="ta1" table:print-ranges="A1:AF5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elfBilledCreditNote">
            <text:p>SelfBilledCreditNote</text:p>
          </table:table-cell>
          <table:table-cell table:style-name="ce8" office:value-type="string" office:string-value="Self Billed Credit Note. Details">
            <text:p>Self Billed Credit Note. Details</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credit note created by the debtor in a self billing arrangement with a creditor; Self Billed Credit Note replaces Debit Note in such arrangements.">
            <text:p>A credit note created by the debtor in a self billing arrangement with a creditor; Self Billed Credit Note replaces Debit Note in such arrangement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Self Billed Credit Note. UBL Version Identifier. Identifier">
            <text:p>Self Billed Credit Note. UBL Version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Self Billed Credit Note. Customization Identifier. Identifier">
            <text:p>Self Billed Credit Note. Customization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Self Billed Credit Note. Profile Identifier. Identifier">
            <text:p>Self Billed Credit Note. Profile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Self Billed Credit Note. Profile Execution Identifier. Identifier">
            <text:p>Self Billed Credit Note. Profile Execution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Self Billed Credit Note. Identifier">
            <text:p>Self Billed Credit Note.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Self Billed Credit Note. Copy_ Indicator. Indicator">
            <text:p>Self Billed Credit Note. Copy_ Indicator. Indicato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Self Billed Credit Note. UUID. Identifier">
            <text:p>Self Billed Credit Note. UUID.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Self Billed Credit Note. Issue Date. Date">
            <text:p>Self Billed Credit Note. Issue Date. Dat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Self Billed Credit Note. Issue Time. Time">
            <text:p>Self Billed Credit Note. Issue Time. Tim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9" office:value-type="string" office:string-value="Self Billed Credit Note. Tax Point Date. Date">
            <text:p>Self Billed Credit Note. Tax Point Date. Dat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2]&lt;&gt;&quot;&quot;;CONCATENATE([.F12];&quot; &quot;;[.G12]);[.G12])"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Self Billed Credit Note, used to indicate the point at which tax becomes applicable.">
            <text:p>The date of the Self Billed Credit Not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9" office:value-type="string" office:string-value="Self Billed Credit Note. Note. Text">
            <text:p>Self Billed Credit Note. Note. Text</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3]&lt;&gt;&quot;&quot;;CONCATENATE([.F13];&quot; &quot;;[.G13]);[.G13])"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9" office:value-type="string" office:string-value="Self Billed Credit Note. Document_ Currency Code. Code">
            <text:p>Self Billed Credit Note. Document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4]&lt;&gt;&quot;&quot;;CONCATENATE([.F14];&quot; &quot;;[.G14]);[.G14])"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9" office:value-type="string" office:string-value="Self Billed Credit Note. Tax_ Currency Code. Code">
            <text:p>Self Billed Credit Note. Tax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Self Billed Credit Note.">
            <text:p>A code signifying the currency used for tax amounts in the Self Billed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9" office:value-type="string" office:string-value="Self Billed Credit Note. Pricing_ Currency Code. Code">
            <text:p>Self Billed Credit Note. Pricing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Self Billed Credit Note.">
            <text:p>A code signifying the currency used for prices in the Self Billed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9" office:value-type="string" office:string-value="Self Billed Credit Note. Payment_ Currency Code. Code">
            <text:p>Self Billed Credit Note. Payment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Self Billed Credit Note.">
            <text:p>A code signifying the currency used for payment in the Self Billed Credit Not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9" office:value-type="string" office:string-value="Self Billed Credit Note. Payment Alternative_ Currency Code. Code">
            <text:p>Self Billed Credit Note. Payment Alternative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Self Billed Credit Note.">
            <text:p>A code signifying the alternative currency used for payment in the Self Billed Credit Not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9" office:value-type="string" office:string-value="Self Billed Credit Note. Accounting Cost Code. Code">
            <text:p>Self Billed Credit Note. Accounting Cost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19]&lt;&gt;&quot;&quot;;CONCATENATE([.F19];&quot; &quot;;[.G19]);[.G19])"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9]&lt;&gt;&quot;&quot;;CONCATENATE([.J19];&quot;_ &quot;;[.I19];&quot;. Type&quot;);CONCATENATE([.I19];&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Self Billed Credit Note as a whole.">
            <text:p>The buyer's accounting code, applied to the Self Billed Credit Not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9" office:value-type="string" office:string-value="Self Billed Credit Note. Accounting Cost. Text">
            <text:p>Self Billed Credit Note. Accounting Cost. Text</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0]&lt;&gt;&quot;&quot;;CONCATENATE([.F20];&quot; &quot;;[.G20]);[.G20])"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Self Billed Credit Note as a whole, expressed as text.">
            <text:p>The buyer's accounting code, applied to the Self Billed Credit Not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9" office:value-type="string" office:string-value="Self Billed Credit Note. Line Count. Numeric">
            <text:p>Self Billed Credit Note. Line Count. Numeric</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1]&lt;&gt;&quot;&quot;;CONCATENATE([.F21];&quot; &quot;;[.G21]);[.G21])"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1]&lt;&gt;&quot;&quot;;CONCATENATE([.J21];&quot;_ &quot;;[.I21];&quot;. Type&quot;);CONCATENATE([.I21];&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Self Billed Credit Note Lines in this document.">
            <text:p>The number of Self Billed Credit Note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InvoicePeriod">
            <text:p>InvoicePeriod</text:p>
          </table:table-cell>
          <table:table-cell office:value-type="string" table:style-name="ce10" office:string-value="Self Billed Credit Note. Invoice_ Period. Period">
            <text:p>Self Billed Credit Note. Invoice_ Period. Period</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rather than a specific Invoice) associated with the Self Billed Credit Note.">
            <text:p>A period (rather than a specific Invoice) associated with the Self Billed Credit Not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iscrepancyResponse">
            <text:p>DiscrepancyResponse</text:p>
          </table:table-cell>
          <table:table-cell office:value-type="string" table:style-name="ce10" office:string-value="Self Billed Credit Note. Discrepancy_ Response. Response">
            <text:p>Self Billed Credit Note. Discrepancy_ Response. Respons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Discrepancy">
            <text:p>Discrepancy</text:p>
          </table:table-cell>
          <table:table-cell table:style-name="ce10" office:value-type="string" office:string-value=""/>
          <table:table-cell table:style-name="ce10" office:value-type="string" office:string-value=""/>
          <table:table-cell table:formula="of:=[.M23]" office:value-type="string" table:style-name="ce10" office:string-value="Response">
            <text:p>Response</text:p>
          </table:table-cell>
          <table:table-cell office:value-type="string" table:style-name="ce10" office:string-value="Response">
            <text:p>Respons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Response">
            <text:p>Respons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ason for the Self Billed Credit Note as a whole.">
            <text:p>A reason for the Self Billed Credit Note as a whol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Self Billed Credit Note. Order Reference">
            <text:p>Self Billed Credit Note. Order Referenc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der associated with this Self Billed Credit Note.">
            <text:p>The Order associated with this Self Billed Credit Not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10" office:string-value="Self Billed Credit Note. Billing Reference">
            <text:p>Self Billed Credit Note. Billing Referenc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DespatchDocumentReference">
            <text:p>DespatchDocumentReference</text:p>
          </table:table-cell>
          <table:table-cell office:value-type="string" table:style-name="ce10" office:string-value="Self Billed Credit Note. Despatch_ Document Reference. Document Reference">
            <text:p>Self Billed Credit Note. Despatch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ReceiptDocumentReference">
            <text:p>ReceiptDocumentReference</text:p>
          </table:table-cell>
          <table:table-cell office:value-type="string" table:style-name="ce10" office:string-value="Self Billed Credit Note. Receipt_ Document Reference. Document Reference">
            <text:p>Self Billed Credit Note. Receipt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ContractDocumentReference">
            <text:p>ContractDocumentReference</text:p>
          </table:table-cell>
          <table:table-cell office:value-type="string" table:style-name="ce10" office:string-value="Self Billed Credit Note. Contract_ Document Reference. Document Reference">
            <text:p>Self Billed Credit Note. Contract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tatementDocumentReference">
            <text:p>StatementDocumentReference</text:p>
          </table:table-cell>
          <table:table-cell office:value-type="string" table:style-name="ce10" office:string-value="Self Billed Credit Note. Statement_ Document Reference. Document Reference">
            <text:p>Self Billed Credit Note. Statement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iginatorDocumentReference">
            <text:p>OriginatorDocumentReference</text:p>
          </table:table-cell>
          <table:table-cell office:value-type="string" table:style-name="ce10" office:string-value="Self Billed Credit Note. Originator_ Document Reference. Document Reference">
            <text:p>Self Billed Credit Note. Originator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Self Billed Credit Note. Additional_ Document Reference. Document Reference">
            <text:p>Self Billed Credit Note. Additional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10" office:string-value="Self Billed Credit Note. Signature">
            <text:p>Self Billed Credit Note. Signatur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2]"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10" office:string-value="Self Billed Credit Note. Accounting_ Customer Party. Customer Party">
            <text:p>Self Billed Credit Note. Accounting_ Customer Party. Custom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SupplierParty">
            <text:p>AccountingSupplierParty</text:p>
          </table:table-cell>
          <table:table-cell office:value-type="string" table:style-name="ce10" office:string-value="Self Billed Credit Note. Accounting_ Supplier Party. Supplier Party">
            <text:p>Self Billed Credit Note. Accounting_ Supplier Party. Suppli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PayeeParty">
            <text:p>PayeeParty</text:p>
          </table:table-cell>
          <table:table-cell office:value-type="string" table:style-name="ce10" office:string-value="Self Billed Credit Note. Payee_ Party. Party">
            <text:p>Self Billed Credit Note. Payee_ Party.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5]"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BuyerCustomerParty">
            <text:p>BuyerCustomerParty</text:p>
          </table:table-cell>
          <table:table-cell office:value-type="string" table:style-name="ce10" office:string-value="Self Billed Credit Note. Buyer_ Customer Party. Customer Party">
            <text:p>Self Billed Credit Note. Buyer_ Customer Party. Custom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SellerSupplierParty">
            <text:p>SellerSupplierParty</text:p>
          </table:table-cell>
          <table:table-cell office:value-type="string" table:style-name="ce10" office:string-value="Self Billed Credit Note. Seller_ Supplier Party. Supplier Party">
            <text:p>Self Billed Credit Note. Seller_ Supplier Party. Suppli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7]"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axRepresentativeParty">
            <text:p>TaxRepresentativeParty</text:p>
          </table:table-cell>
          <table:table-cell office:value-type="string" table:style-name="ce10" office:string-value="Self Billed Credit Note. Tax Representative_ Party. Party">
            <text:p>Self Billed Credit Note. Tax Representative_ Party.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Delivery">
            <text:p>Delivery</text:p>
          </table:table-cell>
          <table:table-cell office:value-type="string" table:style-name="ce10" office:string-value="Self Billed Credit Note. Delivery">
            <text:p>Self Billed Credit Note. Delivery</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Terms">
            <text:p>DeliveryTerms</text:p>
          </table:table-cell>
          <table:table-cell office:value-type="string" table:style-name="ce10" office:string-value="Self Billed Credit Note. Delivery Terms">
            <text:p>Self Billed Credit Note. Delivery Terms</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PaymentMeans">
            <text:p>PaymentMeans</text:p>
          </table:table-cell>
          <table:table-cell office:value-type="string" table:style-name="ce10" office:string-value="Self Billed Credit Note. Payment Means">
            <text:p>Self Billed Credit Note. Payment Means</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Terms">
            <text:p>PaymentTerms</text:p>
          </table:table-cell>
          <table:table-cell office:value-type="string" table:style-name="ce10" office:string-value="Self Billed Credit Note. Payment Terms">
            <text:p>Self Billed Credit Note. Payment Terms</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AllowanceCharge">
            <text:p>AllowanceCharge</text:p>
          </table:table-cell>
          <table:table-cell office:value-type="string" table:style-name="ce10" office:string-value="Self Billed Credit Note. Allowance Charge">
            <text:p>Self Billed Credit Note. Allowance Charg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TaxExchangeRate">
            <text:p>TaxExchangeRate</text:p>
          </table:table-cell>
          <table:table-cell office:value-type="string" table:style-name="ce10" office:string-value="Self Billed Credit Note. Tax_ Exchange Rate. Exchange Rate">
            <text:p>Self Billed Credit Note. Tax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ricingExchangeRate">
            <text:p>PricingExchangeRate</text:p>
          </table:table-cell>
          <table:table-cell office:value-type="string" table:style-name="ce10" office:string-value="Self Billed Credit Note. Pricing_ Exchange Rate. Exchange Rate">
            <text:p>Self Billed Credit Note. Pricing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aymentExchangeRate">
            <text:p>PaymentExchangeRate</text:p>
          </table:table-cell>
          <table:table-cell office:value-type="string" table:style-name="ce10" office:string-value="Self Billed Credit Note. Payment_ Exchange Rate. Exchange Rate">
            <text:p>Self Billed Credit Note. Payment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AlternativeExchangeRate">
            <text:p>PaymentAlternativeExchangeRate</text:p>
          </table:table-cell>
          <table:table-cell office:value-type="string" table:style-name="ce10" office:string-value="Self Billed Credit Note. Payment Alternative_ Exchange Rate. Exchange Rate">
            <text:p>Self Billed Credit Note. Payment Alternative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Total">
            <text:p>TaxTotal</text:p>
          </table:table-cell>
          <table:table-cell office:value-type="string" table:style-name="ce10" office:string-value="Self Billed Credit Note. Tax Total">
            <text:p>Self Billed Credit Note. Tax Total</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8]"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LegalMonetaryTotal">
            <text:p>LegalMonetaryTotal</text:p>
          </table:table-cell>
          <table:table-cell office:value-type="string" table:style-name="ce10" office:string-value="Self Billed Credit Note. Legal_ Monetary Total. Monetary Total">
            <text:p>Self Billed Credit Note. Legal_ Monetary Total. Monetary Total</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49]"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Self Billed Credit Note, including Allowances, Charges, and Taxes.">
            <text:p>The total amount payable on the Self Billed Credit Note, including Allowances, Charges, and Tax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Cell B36 changed from Self Billed Credit Note. Legal_ Monetary Total. Monetary Tota to Self Billed Credit Note. Legal_ Monetary Total. Monetary Total ">
            <text:p>Changes for UBL 2.0 Update Package: Cell B36 changed from <text:s/>Self Billed Credit Note. Legal_ Monetary Total. Monetary Tota <text:s/>to</text:p>
            <text:p><text:s/>Self Billed Credit Note. Legal_ Monetary Total. Monetary Total </text:p>
          </table:table-cell>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CreditNoteLine">
            <text:p>CreditNoteLine</text:p>
          </table:table-cell>
          <table:table-cell office:value-type="string" table:style-name="ce10" office:string-value="Self Billed Credit Note. Credit Note Line">
            <text:p>Self Billed Credit Note. Credit Note Lin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0]" office:value-type="string" table:style-name="ce10" office:string-value="Credit Note Line">
            <text:p>Credit Note Line</text:p>
          </table:table-cell>
          <table:table-cell office:value-type="string" table:style-name="ce10" office:string-value="Credit Note Line">
            <text:p>Credit Not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redit Note Line">
            <text:p>Credit Not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Self Billed Credit Note Line.">
            <text:p>A Self Billed Credit Note Lin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